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62" table:number-columns-repeated="9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2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6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s (sudoku?)</text:p>
          </table:table-cell>
          <table:table-cell table:style-name="ce62" table:number-columns-repeated="4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10T20:07:56.588673073</dc:date>
    <meta:editing-duration>P124DT4H39M53S</meta:editing-duration>
    <meta:editing-cycles>734</meta:editing-cycles>
    <meta:generator>LibreOffice/6.1.5.2$Linux_X86_64 LibreOffice_project/10$Build-2</meta:generator>
    <meta:document-statistic meta:table-count="3" meta:cell-count="791" meta:object-count="0"/>
  </office:meta>
</office:document-meta>
</file>